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fa03c" officeooo:paragraph-rsid="001fa03c" style:font-size-asian="14pt" style:font-size-complex="16pt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Droid Sans Mono" fo:font-size="10.5pt" fo:font-weight="bold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1965in" style:contextual-spacing="false" style:line-height-at-least="0.198in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T1" style:family="text">
      <style:text-properties fo:color="#6796e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## Introduction</text:p>
      <text:p text:style-name="P3">Technical Documentation: Italian Language Learning Platform</text:p>
      <text:p text:style-name="P3"><text:span text:style-name="T1">1.</text:span> Project Motivation and Strategic Goals</text:p>
      <text:p text:style-name="P3">The primary objective of this project is the development of a specialized language learning application tailored for Bulgarian speakers and other foreign learners of Italian. Beyond the educational value, this project serves as a technical showcase for professional recruitment in Bulgaria, specifically targeting Full Stack and Backend positions. The development is a collaborative effort between a Backend/DevOps specialist and a Frontend developer with interests in Machine Learning.</text:p>
      <text:p text:style-name="P4"/>
      <text:p text:style-name="P3"><text:span text:style-name="T1">2.</text:span> Backend Engineering &amp; Architectural Design</text:p>
      <text:p text:style-name="P3">The backend is built using the .NET framework, prioritizing a clean, scalable, and readable codebase over unnecessary complexity.</text:p>
      <text:p text:style-name="P4"/>
      <text:p text:style-name="P3">Layered Folder Structure</text:p>
      <text:p text:style-name="P3">To maintain a "Clean Code" approach, the project is organized into specific directories that separate concerns:</text:p>
      <text:p text:style-name="P5"/>
      <text:p text:style-name="P3">Controllers/: Manages the API endpoints and handles HTTP request/response cycles.</text:p>
      <text:p text:style-name="P5"/>
      <text:p text:style-name="P3">Services/: Houses the core business logic, ensuring that controllers remain thin and testable.</text:p>
      <text:p text:style-name="P4"/>
      <text:p text:style-name="P3">Models/ &amp; Entities/: Defines the data structures; "Entities" represent the database schema, while "Models" are used for internal data representation.</text:p>
      <text:p text:style-name="P5"/>
      <text:p text:style-name="P3">Database/ &amp; Migrations/: Contains the Entity Framework context and the history of schema changes for the MSSQL database.</text:p>
      <text:p text:style-name="P5"/>
      <text:p text:style-name="P3">Dtos/ &amp; Mapping/: Implements Data Transfer Objects (DTOs) and mapping logic to ensure internal database structures are not exposed directly to the client.</text:p>
      <text:p text:style-name="P5"/>
      <text:p text:style-name="P3">Extensions/: Contains helper methods and middleware configurations to improve modularity.</text:p>
      <text:p text:style-name="P4"/>
      <text:p text:style-name="P3"><text:span text:style-name="T1">3.</text:span> Data Management and Security</text:p>
      <text:p text:style-name="P3">The system leverages Entity Framework for object-relational mapping (ORM) with MSSQL as the primary data store. Security is integrated through:</text:p>
      <text:p text:style-name="P5"/>
      <text:p text:style-name="P3">Google Authentication: Providing a secure, third-party authentication flow.</text:p>
      <text:p text:style-name="P5"/>
      <text:p text:style-name="P3">Static Asset Management: Specialized directories within wwwroot/ (uploads, documents, images, and audios) handle the storage of educational media.</text:p>
      <text:p text:style-name="P4"/>
      <text:p text:style-name="P3"><text:soft-page-break/>Environment Security: The use of .env files and securely mapped secrets ensures that sensitive credentials (API keys, connection strings) are never hard-coded in the repository.</text:p>
      <text:p text:style-name="P4"/>
      <text:p text:style-name="P3"><text:span text:style-name="T1">4.</text:span> DevOps, Containerization, and Infrastructure</text:p>
      <text:p text:style-name="P3">A significant portion of this project is dedicated to mastering hosting and deployment lifecycle management.</text:p>
      <text:p text:style-name="P4"/>
      <text:p text:style-name="P3">Dockerized Environment</text:p>
      <text:p text:style-name="P3">The application is fully containerized using Docker and Docker Compose. To ensure environmental consistency, specific configurations are used:</text:p>
      <text:p text:style-name="P4"/>
      <text:p text:style-name="P3">DOCKERFILE.dev: Optimized for a rapid development cycle.</text:p>
      <text:p text:style-name="P4"/>
      <text:p text:style-name="P3">DOCKERFILE.prod: Optimized for security and performance in the production environment.</text:p>
      <text:p text:style-name="P4"/>
      <text:p text:style-name="P3">Nginx Reverse Proxy: Custom nginx.conf files manage incoming traffic, acting as a gateway to the .NET application.</text:p>
      <text:p text:style-name="P4"/>
      <text:p text:style-name="P3">Infrastructure and CI/CD</text:p>
      <text:p text:style-name="P3">The application is hosted on a Hetzner Server. The deployment process is fully automated through GitHub Actions, creating a continuous integration and continuous deployment (CI/CD) pipeline that links the code repository directly to the live server.</text:p>
      <text:p text:style-name="P4"/>
      <text:p text:style-name="P3"><text:span text:style-name="T1">5.</text:span> Future Technical Roadmap</text:p>
      <text:p text:style-name="P3">To further enhance backend proficiency, the following advanced engineering concepts are being integrated:</text:p>
      <text:p text:style-name="P4"/>
      <text:p text:style-name="P3">Redis Caching: Reducing database load by storing frequently accessed language data in memory.</text:p>
      <text:p text:style-name="P4"/>
      <text:p text:style-name="P3">Microservices: Decomposing the current monolith into smaller services to study distributed systems.</text:p>
      <text:p text:style-name="P4"/>
      <text:p text:style-name="P3">Monitoring and Logging: Implementing tools to monitor server health and application performance.</text:p>
      <text:p text:style-name="P4"/>
      <text:p text:style-name="P3">Nginx Refinement: Further optimizing the reverse proxy for scalability and security.</text:p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16:41:02.987983565</meta:creation-date>
    <dc:date>2026-01-29T17:09:55.413395868</dc:date>
    <meta:editing-duration>PT28M52S</meta:editing-duration>
    <meta:editing-cycles>4</meta:editing-cycles>
    <meta:generator>LibreOffice/25.2.3.2$Linux_X86_64 LibreOffice_project/520$Build-2</meta:generator>
    <meta:document-statistic meta:table-count="0" meta:image-count="0" meta:object-count="0" meta:page-count="2" meta:paragraph-count="34" meta:word-count="472" meta:character-count="3521" meta:non-whitespace-character-count="3083"/>
  </office:meta>
</office:document-meta>
</file>